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9" style:family="paragraph" style:parent-style-name="Footnote">
      <style:text-properties officeooo:paragraph-rsid="0fda15e0"/>
    </style:style>
    <style:style style:name="P90" style:family="paragraph" style:parent-style-name="Standard">
      <style:text-properties officeooo:paragraph-rsid="0fe106d1"/>
    </style:style>
    <style:style style:name="P91" style:family="paragraph" style:parent-style-name="Footnote">
      <style:text-properties officeooo:paragraph-rsid="1020b286"/>
    </style:style>
    <style:style style:name="P92" style:family="paragraph" style:parent-style-name="Footnote">
      <style:text-properties officeooo:paragraph-rsid="102c1a0f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7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8" style:family="text">
      <style:text-properties fo:color="#000000" loext:opacity="100%" style:font-name="Liberation Sans" fo:font-size="12pt" style:font-size-asian="12pt" style:font-size-complex="12pt"/>
    </style:style>
    <style:style style:name="T2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7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officeooo:rsid="047da547"/>
    </style:style>
    <style:style style:name="T26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style:font-size-asian="12pt" style:font-size-complex="12pt"/>
    </style:style>
    <style:style style:name="T293" style:family="text">
      <style:text-properties style:use-window-font-color="true" loext:opacity="0%" style:font-name="Liberation Sans" officeooo:rsid="0efd8e5c"/>
    </style:style>
    <style:style style:name="T29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officeooo:rsid="04473353"/>
    </style:style>
    <style:style style:name="T29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officeooo:rsid="0aace3cd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officeooo:rsid="0f0ca65a"/>
    </style:style>
    <style:style style:name="T324" style:family="text">
      <style:text-properties officeooo:rsid="0f8f58bd"/>
    </style:style>
    <style:style style:name="T325" style:family="text">
      <style:text-properties officeooo:rsid="0f95a7a0"/>
    </style:style>
    <style:style style:name="T326" style:family="text">
      <style:text-properties style:text-underline-style="none"/>
    </style:style>
    <style:style style:name="T327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3"><text:span text:style-name="Strong_20_Emphasis"><text:span text:style-name="T196">C</text:span></text:span><text:span text:style-name="Strong_20_Emphasis"><text:span text:style-name="T195">hecklist voor </text:span></text:span><text:span text:style-name="Strong_20_Emphasis"><text:span text:style-name="T197">de installatie</text:span></text:span><text:span text:style-name="Strong_20_Emphasis"><text:span text:style-name="T195"> van </text:span></text:span><text:span text:style-name="Strong_20_Emphasis"><text:span text:style-name="T195"><text:user-field-get text:name="Distro">Ubuntu</text:user-field-get></text:span></text:span><text:span text:style-name="Strong_20_Emphasis"><text:span text:style-name="T195"><text:s/></text:span></text:span><text:span text:style-name="Strong_20_Emphasis"><text:span text:style-name="T202"><text:user-field-get text:name="Version">24.04</text:user-field-get></text:span></text:span><text:span text:style-name="Strong_20_Emphasis"><text:span text:style-name="T199"><text:note text:id="ftn1" text:note-class="footnote"><text:note-citation>1</text:note-citation><text:note-body><text:p text:style-name="P92"><text:span text:style-name="T309">D</text:span><text:span text:style-name="T300">eze </text:span><text:span text:style-name="Strong_20_Emphasis"><text:span text:style-name="T311"><text:user-field-get text:name="Distro">Ubuntu</text:user-field-get></text:span></text:span><text:span text:style-name="T302"><text:s/></text:span><text:span text:style-name="T312"><text:user-field-get text:name="Version">24.04</text:user-field-get></text:span><text:span text:style-name="T312"><text:s/></text:span><text:span text:style-name="Strong_20_Emphasis"><text:span text:style-name="T313"><text:user-field-get text:name="Edition">Desktop</text:user-field-get></text:span></text:span><text:span text:style-name="T300"><text:s/>(codenaam </text:span><text:span text:style-name="T308">noble</text:span><text:span text:style-name="T300">) van april</text:span><text:span text:style-name="T303"> </text:span><text:span text:style-name="Strong_20_Emphasis"><text:span text:style-name="T314"><text:user-field-get text:name="Releaseyear">2024</text:user-field-get></text:span></text:span><text:span text:style-name="T304"><text:s/></text:span><text:span text:style-name="T309">is een zogenaamde </text:span><text:span text:style-name="T300">LTS-</text:span><text:span text:style-name="T309">versie</text:span><text:span text:style-name="T300"> </text:span><text:span text:style-name="T309">(</text:span><text:span text:style-name="T300">staat voor Long-Term Support, </text:span><text:span text:style-name="T301">langetermijnondersteuning</text:span><text:span text:style-name="T309">)</text:span><text:span text:style-name="T301"> </text:span><text:span text:style-name="T310">en</text:span><text:span text:style-name="T304"> </text:span><text:span text:style-name="T300">wordt gedurende 5 jaar ondersteund tot april 202</text:span><text:span text:style-name="T308">9</text:span><text:span text:style-name="T300">, en met een </text:span><text:span text:style-name="T307">gratis persoonlijk </text:span><text:span text:style-name="T300">Ubuntu </text:span><text:span text:style-name="T305">P</text:span><text:span text:style-name="T300">ro-abonnement gedurende 1</text:span><text:span text:style-name="T306">0</text:span><text:span text:style-name="T300"> jaar tot april 203</text:span><text:span text:style-name="T308">4</text:span><text:span text:style-name="T300">.</text:span></text:p></text:note-body></text:note></text:span></text:span><text:span text:style-name="Strong_20_Emphasis"><text:span text:style-name="T200"><text:s/></text:span></text:span><text:span text:style-name="Strong_20_Emphasis"><text:span text:style-name="T201"><text:user-field-get text:name="Edition">Desktop</text:user-field-get></text:span></text:span><text:span text:style-name="Strong_20_Emphasis"><text:span text:style-name="T198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21">Vul </text:span><text:span text:style-name="T20">achter</text:span><text:span text:style-name="T17"> de </text:span><text:span text:style-name="Definition"><text:span text:style-name="T323">ONDERSTREEPTE</text:span></text:span><text:span text:style-name="T1"> </text:span><text:span text:style-name="T18">woorden</text:span><text:span text:style-name="T17"> het</text:span><text:span text:style-name="Strong_20_Emphasis"><text:span text:style-name="T243"> </text:span></text:span><text:span text:style-name="Strong_20_Emphasis"><text:span text:style-name="T244">tekstvak</text:span></text:span><text:span text:style-name="T18"> </text:span><text:span text:style-name="T21">in,</text:span><text:span text:style-name="T18"> </text:span><text:span text:style-name="T259">zie </text:span><text:span text:style-name="T293">[</text:span><text:span text:style-name="T259">toelichting</text:span><text:span text:style-name="T293">]</text:span><text:span text:style-name="T18">:</text:span></text:p>
      <text:p text:style-name="P3"><text:span text:style-name="Definition"><text:span text:style-name="T25">GEBRUIKER</text:span></text:span><text:span text:style-name="T267"><text:tab/><text:tab/></text:span><text:span text:style-name="T292"> <text:tab/><text:tab/></text:span><text:span text:style-name="T268"><draw:control text:anchor-type="as-char" svg:y="-0.4cm" draw:z-index="19" draw:name="Gebruiker 2" draw:style-name="gr2" draw:text-style-name="P101" svg:width="6.4cm" svg:height="0.6cm" draw:control="control18"><svg:title>Gebruiker</svg:title><svg:desc>Volledige naam, bijv. Jan Stek</svg:desc></draw:control></text:span><text:span text:style-name="T268"><text:tab/> <text:s text:c="2"/></text:span><text:span text:style-name="T269">[</text:span><text:span text:style-name="T270">V</text:span><text:span text:style-name="T262">olledige naam, bijv. </text:span><text:span text:style-name="T263">J</text:span><text:span text:style-name="T290">a</text:span><text:span text:style-name="T263">n </text:span><text:span text:style-name="T290">Jansen</text:span><text:span text:style-name="T291">]</text:span></text:p>
      <text:p text:style-name="P90"><text:span text:style-name="Definition"><text:span text:style-name="T261">g</text:span></text:span><text:span text:style-name="Definition">ebruikersnaam</text:span><text:span text:style-name="Definition"><text:span text:style-name="T326"><text:tab/></text:span></text:span><text:span text:style-name="T260"><draw:control text:anchor-type="as-char" svg:y="-0.4cm" draw:z-index="20" draw:name="Gberuikersnaam 3" draw:style-name="gr2" draw:text-style-name="P101" svg:width="6.4cm" svg:height="0.6cm" draw:control="control19"><svg:title>Gebruikersnaam</svg:title><svg:desc>Korte naam, bijv. jan</svg:desc></draw:control></text:span><text:span text:style-name="T260"><text:tab/> <text:s text:c="2"/></text:span><text:span text:style-name="T8">[</text:span><text:span text:style-name="T9">K</text:span><text:span text:style-name="T7">orte naam, bijv. </text:span><text:span text:style-name="T206">j</text:span><text:span text:style-name="T207">a</text:span><text:span text:style-name="T206">n</text:span><text:span text:style-name="T208">]</text:span></text:p>
      <text:p text:style-name="P3"><text:span text:style-name="Definition">COMPUTERNAAM</text:span><text:span text:style-name="T271"><text:tab/><text:tab/></text:span><draw:control text:anchor-type="as-char" svg:y="-0.4cm" draw:z-index="21" draw:name="Computernaam 1" draw:style-name="gr2" draw:text-style-name="P101" svg:width="6.4cm" svg:height="0.6cm" draw:control="control20"><svg:title>Computernaam</svg:title><svg:desc>Unieke naam van de computer</svg:desc></draw:control><text:tab/> <text:s text:c="2"/><text:span text:style-name="T276">[</text:span><text:span text:style-name="T277">N</text:span><text:span text:style-name="T272">aam van de compute</text:span><text:span text:style-name="T273">r, </text:span><text:span text:style-name="T274">bijv. </text:span><text:span text:style-name="T275">pc02</text:span><text:span text:style-name="T276">]</text:span></text:p>
      <text:p text:style-name="P3"><text:span text:style-name="Definition"><text:span text:style-name="T279">GEBRUIKER</text:span></text:span><text:span text:style-name="Definition"><text:span text:style-name="T284"><text:tab/></text:span></text:span><text:span text:style-name="T278"><text:tab/></text:span><text:span text:style-name="T292"> <text:tab/><text:tab/></text:span><text:span text:style-name="T268"><draw:control text:anchor-type="as-char" svg:y="-0.4cm" draw:z-index="22" draw:name="Gebruiker 3" draw:style-name="gr2" draw:text-style-name="P101" svg:width="6.4cm" svg:height="0.6cm" draw:control="control21"><svg:title>Gebruiker</svg:title><svg:desc>Volledige naam, bijv. Jan Stek</svg:desc></draw:control></text:span><text:span text:style-name="T268"><text:tab/> <text:s text:c="2"/></text:span><text:span text:style-name="T269">[</text:span><text:span text:style-name="T270">V</text:span><text:span text:style-name="T262">olledige naam </text:span><text:span text:style-name="T266">evt. 2</text:span><text:span text:style-name="T294">e</text:span><text:span text:style-name="T264"> gebruiker</text:span><text:span text:style-name="T265">]</text:span></text:p>
      <text:p text:style-name="P90"><text:span text:style-name="Definition"><text:span text:style-name="T279">GEBRUIKERSN</text:span></text:span><text:span text:style-name="Definition"><text:span text:style-name="T280">aa</text:span></text:span><text:span text:style-name="Definition"><text:span text:style-name="T279">M</text:span></text:span><text:span text:style-name="Definition"><text:span text:style-name="T284"><text:tab/></text:span></text:span><text:span text:style-name="T260"><draw:control text:anchor-type="as-char" svg:y="-0.4cm" draw:z-index="23" draw:name="Gberuikersnaam 4" draw:style-name="gr2" draw:text-style-name="P101" svg:width="6.4cm" svg:height="0.6cm" draw:control="control22"><svg:title>Gebruikersnaam</svg:title><svg:desc>Korte naam, bijv. jan</svg:desc></draw:control></text:span><text:span text:style-name="T260"><text:tab/> <text:s text:c="2"/></text:span><text:span text:style-name="T282">[</text:span><text:span text:style-name="T283">K</text:span><text:span text:style-name="T281">orte naam</text:span><text:span text:style-name="T285"> </text:span><text:span text:style-name="T286">e</text:span><text:span text:style-name="T287">vt. 2</text:span><text:span text:style-name="T295">e</text:span><text:span text:style-name="T287"> </text:span><text:span text:style-name="T288">gebruiker</text:span><text:span text:style-name="T289">]</text:span></text:p>
      <text:p text:style-name="P2"><text:span text:style-name="T209">Vervang </text:span><text:span text:style-name="T216">de</text:span><text:span text:style-name="T209"> </text:span><text:span text:style-name="Definition"><text:span text:style-name="T26">ONDERSTREEPTE</text:span></text:span><text:span text:style-name="T209"> </text:span><text:span text:style-name="T210">woorden </text:span><text:span text:style-name="T209">in deze checklist door </text:span><text:span text:style-name="T216">d</text:span><text:span text:style-name="T217">i</text:span><text:span text:style-name="T216">e </text:span><text:span text:style-name="T215">in </text:span><text:span text:style-name="T217">het</text:span><text:span text:style-name="Strong_20_Emphasis"><text:span text:style-name="T74"> </text:span></text:span><text:span text:style-name="Strong_20_Emphasis"><text:span text:style-name="T102">tekstvak</text:span></text:span><text:span text:style-name="T209">.</text:span></text:p>
      <text:p text:style-name="P44"/>
      <text:p text:style-name="P44"/>
      <text:p text:style-name="P1"><text:span text:style-name="T221">Nog niet op Linux?</text:span><text:span text:style-name="T211"><text:tab/></text:span><text:span text:style-name="T218"><text:tab/></text:span><text:span text:style-name="T219">G</text:span><text:span text:style-name="T212">ebruik </text:span><text:span text:style-name="Strong_20_Emphasis"><text:span text:style-name="T222">Checklist </text:span></text:span><text:span text:style-name="Strong_20_Emphasis"><text:span text:style-name="T223">overzetten</text:span></text:span><text:span text:style-name="T21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3"> onder </text:span><text:span text:style-name="T220">Linux</text:span><text:span text:style-name="T214">.</text:span></text:p>
      <text:p text:style-name="P43"><text:span text:style-name="T185">Nieuwe installatie?</text:span><text:span text:style-name="T180"><text:tab/></text:span><text:span text:style-name="T182"></text:span><text:span text:style-name="T184"><text:tab/></text:span><text:span text:style-name="T183">B</text:span><text:span text:style-name="T180">egin bij hoofdstuk </text:span><text:span text:style-name="T185"><text:bookmark-ref text:reference-format="page" text:ref-name="__RefNumPara__4009_1271708128">2</text:bookmark-ref></text:span><text:span text:style-name="T180"><text:s text:c="2"/></text:span><text:span text:style-name="T186"><text:bookmark-ref text:reference-format="text" text:ref-name="__RefNumPara__4009_1271708128">Installatie uitvoeren</text:bookmark-ref></text:span><text:span text:style-name="T181">.</text:span></text:p>
      <text:p text:style-name="P23"/>
      <text:p text:style-name="P23"/>
      <text:list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10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10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5">v</text:span></text:span><text:span text:style-name="User_20_Entry"><text:span text:style-name="T156">en</text:span></text:span><text:span text:style-name="User_20_Entry"><text:span text:style-name="T158">t</text:span></text:span><text:span text:style-name="User_20_Entry"><text:span text:style-name="T159">uele </text:span></text:span><text:span text:style-name="User_20_Entry"><text:span text:style-name="T160">extra </text:span></text:span><text:span text:style-name="Definition"><text:span text:style-name="T321">gebruiker</text:span></text:span><text:span text:style-name="User_20_Entry"><text:span text:style-name="T151">s</text:span></text:span><text:span text:style-name="User_20_Entry"><text:span text:style-name="T160"> aanmelden </text:span></text:span><text:span text:style-name="User_20_Entry"><text:span text:style-name="T161">en dezelfde stappen uitvoeren</text:span></text:span><text:span text:style-name="User_20_Entry"><text:span text:style-name="T157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6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1"><text:span text:style-name="T179">D</text:span>e <text:span text:style-name="T327">Super</text:span>-toets <text:span text:style-name="T234">is de Windows-toets, Command-toets </text:span><text:span text:style-name="T235">(Apple)</text:span><text:span text:style-name="T234">, of Vergrootglas-toets </text:span><text:span text:style-name="T235">(Chromebook)</text:span><text:span text:style-name="T234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7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100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6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24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28">Start de computer op vanaf</text:span><text:span text:style-name="T228"><text:note text:id="ftn5" text:note-class="footnote"><text:note-citation>1</text:note-citation><text:note-body><text:p text:style-name="P89"><text:span text:style-name="T165">B</text:span><text:span text:style-name="T166">ootmenu/</text:span><text:span text:style-name="T165">S</text:span><text:span text:style-name="T166">etup</text:span><text:span text:style-name="T164"> via </text:span><text:span text:style-name="T162">é</text:span><text:span text:style-name="T163">é</text:span><text:span text:style-name="T165">n van de </text:span><text:span text:style-name="Definition"><text:span text:style-name="T167">Veelgebruikte toetsen: </text:span></text:span><text:span text:style-name="Definition"><text:span text:style-name="T168"><text:s/></text:span></text:span><text:span text:style-name="User_20_Entry"><text:span text:style-name="T178">Esc</text:span></text:span><text:span text:style-name="User_20_Entry"><text:span text:style-name="T171">,</text:span></text:span><text:span text:style-name="Definition"><text:span text:style-name="T168"> </text:span></text:span><text:span text:style-name="User_20_Entry"><text:span text:style-name="T178">Delete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2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9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0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1</text:span></text:span><text:span text:style-name="User_20_Entry"><text:span text:style-name="T172">,</text:span></text:span><text:span text:style-name="Definition"><text:span text:style-name="T168"> </text:span></text:span><text:span text:style-name="Definition"><text:span text:style-name="T169">o</text:span></text:span><text:span text:style-name="Definition"><text:span text:style-name="T170">f</text:span></text:span><text:span text:style-name="Definition"><text:span text:style-name="T168"> </text:span></text:span><text:span text:style-name="User_20_Entry"><text:span text:style-name="T178">F12</text:span></text:span><text:span text:style-name="User_20_Entry"><text:span text:style-name="T172">.</text:span></text:span></text:p></text:note-body></text:note></text:span><text:span text:style-name="T228"> </text:span><text:span text:style-name="T232">een </text:span><text:span text:style-name="Strong_20_Emphasis"><text:span text:style-name="T204"><text:user-field-get text:name="Distro">Ubuntu</text:user-field-get></text:span></text:span><text:span text:style-name="T226"><text:s/></text:span><text:span text:style-name="T205"><text:user-field-get text:name="Version">24.04</text:user-field-get></text:span><text:span text:style-name="T205"><text:s/>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296">Vanaf ee</text:span>n <text:span text:style-name="T325">L</text:span>ive <text:span text:style-name="T324">USB</text:span><text:span text:style-name="T299">-stick</text:span><text:span text:style-name="T23"> </text:span>kunt <text:span text:style-name="T296">u opstarten en</text:span> <text:span text:style-name="T19">met </text:span><text:span text:style-name="Strong_20_Emphasis"><text:span text:style-name="T236"><text:user-field-get text:name="Distro">Ubuntu</text:user-field-get></text:span></text:span><text:span text:style-name="Strong_20_Emphasis"><text:span text:style-name="T236"><text:s/></text:span></text:span>werken zonder enige bestanden op de harde schijf te wijzigen en maakt ook installatie van <text:span text:style-name="Strong_20_Emphasis"><text:span text:style-name="T236"><text:user-field-get text:name="Distro">Ubuntu</text:user-field-get></text:span></text:span><text:span text:style-name="Strong_20_Emphasis"><text:span text:style-name="T236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91"><text:span text:style-name="Strong_20_Emphasis"><text:span text:style-name="T150">Maak een opstartbare USB-stick</text:span></text:span><text:span text:style-name="Strong_20_Emphasis"><text:span text:style-name="T146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2"><text:user-field-get text:name="Distro">Ubuntu</text:user-field-get></text:span></text:span><text:span text:style-name="Strong_20_Emphasis"><text:span text:style-name="T152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Strong_20_Emphasis"><text:span text:style-name="T152"><text:user-field-get text:name="Version">24.04</text:user-field-get></text:span></text:span><text:span text:style-name="Strong_20_Emphasis"><text:span text:style-name="T152"><text:s/></text:span></text:span><text:span text:style-name="Strong_20_Emphasis"><text:span text:style-name="T154">LTS </text:span></text:span><text:span text:style-name="Strong_20_Emphasis"><text:span text:style-name="T147">CD</text:span></text:span><text:span text:style-name="Strong_20_Emphasis"><text:span text:style-name="T149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download" text:style-name="Internet_20_link" text:visited-style-name="Visited_20_Internet_20_Link"><text:span text:style-name="Strong_20_Emphasis"><text:span text:style-name="T298">ubuntu.com/download</text:span></text:span></text:a><text:span text:style-name="Strong_20_Emphasis"><text:span text:style-name="T143">.</text:span></text:span><text:span text:style-name="Strong_20_Emphasis"><text:span text:style-name="T145"><text:line-break/>De </text:span></text:span><text:span text:style-name="Strong_20_Emphasis"><text:span text:style-name="T148">ver</text:span></text:span><text:span text:style-name="Strong_20_Emphasis"><text:span text:style-name="T145">volgstappen staan beschreven in </text:span></text:span><text:span text:style-name="Strong_20_Emphasis"><text:span text:style-name="T153">Linux informatie</text:span></text:span><text:span text:style-name="Strong_20_Emphasis"><text:span text:style-name="T145">, te vinden op </text:span></text:span><text:a xlink:type="simple" xlink:href="https://karelzimmer.nl/" text:style-name="Internet_20_link" text:visited-style-name="Visited_20_Internet_20_Link"><text:span text:style-name="Strong_20_Emphasis"><text:span text:style-name="T297">karelzimmer.nl</text:span></text:span></text:a><text:span text:style-name="Strong_20_Emphasis"><text:span text:style-name="T145">, onder </text:span></text:span><text:span text:style-name="Strong_20_Emphasis"><text:span text:style-name="T153">Linux</text:span></text:span><text:span text:style-name="Strong_20_Emphasis"><text:span text:style-name="T145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100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9">Kies</text:span><text:span text:style-name="T230"> </text:span><text:span text:style-name="T233">Nederlands</text:span><text:span text:style-name="T230"> en klik</text:span><text:span text:style-name="T231"> </text:span><text:span text:style-name="T230">op</text:span><text:span text:style-name="T229"> </text:span><text:span text:style-name="T225">Next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100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3">Bij</text:span><text:span text:style-name="T246"> </text:span><text:span text:style-name="Strong_20_Emphasis"><text:span text:style-name="T254">Create your account</text:span></text:span><text:span text:style-name="T246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1"><text:span text:style-name="T252">V</text:span><text:span text:style-name="T247">ul </text:span><text:span text:style-name="T248">in </text:span><text:span text:style-name="Strong_20_Emphasis"><text:span text:style-name="T254">Your</text:span></text:span><text:span text:style-name="Strong_20_Emphasis"><text:span text:style-name="T249"> n</text:span></text:span><text:span text:style-name="Strong_20_Emphasis"><text:span text:style-name="T250">am</text:span></text:span><text:span text:style-name="Strong_20_Emphasis"><text:span text:style-name="T254">e</text:span></text:span><text:span text:style-name="Strong_20_Emphasis"><text:span text:style-name="T239"> </text:span></text:span><text:span text:style-name="Definition"><text:span text:style-name="T4">gebruiker</text:span></text:span><text:span text:style-name="Strong_20_Emphasis"><text:span text:style-name="T240">, <text:line-break/></text:span></text:span><text:span text:style-name="Strong_20_Emphasis"><text:span text:style-name="T254">You</text:span></text:span><text:span text:style-name="Strong_20_Emphasis"><text:span text:style-name="T258">r</text:span></text:span><text:span text:style-name="Strong_20_Emphasis"><text:span text:style-name="T249"> </text:span></text:span><text:span text:style-name="Strong_20_Emphasis"><text:span text:style-name="T251">computer</text:span></text:span><text:span text:style-name="Strong_20_Emphasis"><text:span text:style-name="T257">'s </text:span></text:span><text:span text:style-name="Strong_20_Emphasis"><text:span text:style-name="T256">name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39">,<text:line-break/></text:span></text:span><text:span text:style-name="Strong_20_Emphasis"><text:span text:style-name="T255">Your username</text:span></text:span><text:span text:style-name="Strong_20_Emphasis"><text:span text:style-name="T239"> </text:span></text:span><text:span text:style-name="Definition"><text:span text:style-name="T4">gebruikersnaam</text:span></text:span><text:span text:style-name="Strong_20_Emphasis"><text:span text:style-name="T239">, </text:span></text:span><text:span text:style-name="Strong_20_Emphasis"><text:span text:style-name="T242">en</text:span></text:span><text:span text:style-name="Strong_20_Emphasis"><text:span text:style-name="T239"><text:line-break/></text:span></text:span><text:span text:style-name="Strong_20_Emphasis"><text:span text:style-name="T241">g</text:span></text:span><text:span text:style-name="Strong_20_Emphasis"><text:span text:style-name="T238">eef tweemaal een </text:span></text:span><text:span text:style-name="Strong_20_Emphasis"><text:span text:style-name="T245">wachtwoord</text:span></text:span><text:span text:style-name="Strong_20_Emphasis"><text:span text:style-name="T238">.</text:span></text:span></text:p>
          </table:table-cell>
        </table:table-row>
      </table:table>
      <text:p text:style-name="P47"><text:span text:style-name="Strong_20_Emphasis"><text:span text:style-name="T108"/></text:span></text:p>
      <text:list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100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100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6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3">De </text:span><text:span text:style-name="T237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6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15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7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6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7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8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9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100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6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2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100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100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3">E</text:span></text:span><text:span text:style-name="User_20_Entry"><text:span text:style-name="T175">ventuele extra </text:span></text:span><text:span text:style-name="Definition"><text:span text:style-name="T322">gebruiker</text:span></text:span><text:span text:style-name="User_20_Entry"><text:span text:style-name="T174">s</text:span></text:span><text:span text:style-name="User_20_Entry"><text:span text:style-name="T175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100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100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6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3">De </text:span><text:span text:style-name="T237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7">E</text:span><text:span text:style-name="T188">inde c</text:span><text:span text:style-name="T189">hecklist, </text:span><text:span text:style-name="T190">d</text:span><text:span text:style-name="T189">e installatie van </text:span><text:span text:style-name="Strong_20_Emphasis"><text:span text:style-name="T203"><text:user-field-get text:name="Distro">Ubuntu</text:user-field-get></text:span></text:span><text:span text:style-name="T191"><text:s/></text:span><text:span text:style-name="T192"><text:user-field-get text:name="Version">24.04</text:user-field-get></text:span><text:span text:style-name="T192"><text:s/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89">is voltooid.</text:span></text:p>
      <text:p text:style-name="P8"/>
      <text:list text:style-name="L2">
        <text:list-header>
          <text:p text:style-name="P98"><text:span text:style-name="Emphasis"><text:span text:style-name="T31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7">Karel Zimmer</text:span></text:span></text:a><text:span text:style-name="Emphasis"><text:span text:style-name="T318">.</text:span></text:span></text:p>
          <text:p text:style-name="P99"><text:span text:style-name="Emphasis"><text:span text:style-name="T318">C</text:span></text:span><text:span text:style-name="Emphasis"><text:span text:style-name="T319">C0</text:span></text:span><text:span text:style-name="Emphasis"><text:span text:style-name="T318"> 1.0 </text:span></text:span><text:span text:style-name="Emphasis"><text:span text:style-name="T320">Universeel</text:span></text:span><text:span text:style-name="Emphasis"><text:span text:style-name="T318"> </text:span></text:span><text:span text:style-name="Emphasis"><text:span text:style-name="T31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5"><text:s/></text:span></text:span><text:span text:style-name="Emphasis"><text:span text:style-name="T31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03T09:25:54.011712782">0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5:53.858584819</dc:date>
    <meta:keyword>Installatie</meta:keyword>
    <meta:keyword>Checklist</meta:keyword>
    <meta:keyword>Linux</meta:keyword>
    <meta:editing-cycles>6876</meta:editing-cycles>
    <meta:editing-duration>P12DT6H33M16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92" meta:word-count="595" meta:character-count="4199" meta:non-whitespace-character-count="3642"/>
    <meta:user-defined meta:name="Info 1"/>
    <meta:user-defined meta:name="Info 2"/>
    <meta:user-defined meta:name="Info 3"/>
    <meta:user-defined meta:name="Info 4"/>
  </office:meta>
</office:document-meta>
</file>